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7bb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7bb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7bb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7bb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7bb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7bb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7bb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7bb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7bb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7bb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7bb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7bb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7bb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7bb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7bb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7bb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7bb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Miguel Antonio López Escoba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4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6515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Ismer Jesús López Tocuy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8124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3.2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7" meta:non-whitespace-character-count="999"/>
    <meta:template xlink:type="simple" xlink:actuate="onRequest" xlink:title="Normal" xlink:href=""/>
  </office:meta>
</office:document-meta>
</file>